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AE45E8AA.png"/>
  <manifest:file-entry manifest:media-type="image/png" manifest:full-path="Pictures/10000000000003200000025809C7EF31.png"/>
  <manifest:file-entry manifest:media-type="image/png" manifest:full-path="Pictures/100000000000032000000258D2E4504B.png"/>
  <manifest:file-entry manifest:media-type="image/png" manifest:full-path="Pictures/100000000000032000000258CE27E50E.png"/>
  <manifest:file-entry manifest:media-type="image/png" manifest:full-path="Pictures/10000000000003200000025871EEE600.png"/>
  <manifest:file-entry manifest:media-type="image/png" manifest:full-path="Pictures/1000000000000320000002581B42268A.png"/>
  <manifest:file-entry manifest:media-type="image/png" manifest:full-path="Pictures/100000000000032000000258386DF587.png"/>
  <manifest:file-entry manifest:media-type="image/png" manifest:full-path="Pictures/10000000000004D8000003A2C2D18313.png"/>
  <manifest:file-entry manifest:media-type="image/png" manifest:full-path="Pictures/100000000000032000000258217E47D0.png"/>
  <manifest:file-entry manifest:media-type="image/png" manifest:full-path="Pictures/10000201000001FD00000039954130D7.png"/>
  <manifest:file-entry manifest:media-type="image/png" manifest:full-path="Pictures/10000000000000DC00000093992C7F82.png"/>
  <manifest:file-entry manifest:media-type="image/png" manifest:full-path="Pictures/1000000000000320000002588695583A.png"/>
  <manifest:file-entry manifest:media-type="image/png" manifest:full-path="Pictures/1000000000000320000002585C39BAEF.png"/>
  <manifest:file-entry manifest:media-type="image/png" manifest:full-path="Pictures/10000000000003200000025857AC7A97.png"/>
  <manifest:file-entry manifest:media-type="image/png" manifest:full-path="Pictures/100000000000032000000258CA0C59C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a3b2c1" draw:textarea-horizontal-align="left" draw:textarea-vertical-align="top" draw:auto-grow-height="false" fo:padding-top="0.13cm" fo:padding-bottom="0.13cm" fo:padding-left="0.25cm" fo:padding-right="0.25cm" fo:wrap-option="wrap" draw:shadow-color="#dddddd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lyt-techpoly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lyt-techpoly-notes">
      <style:graphic-properties draw:fill-color="#ffffff" draw:auto-grow-height="true" fo:min-height="11.429cm"/>
    </style:style>
    <style:style style:name="pr3" style:family="presentation" style:parent-style-name="lyt-techpoly-title">
      <style:graphic-properties draw:stroke="none" draw:fill="none" draw:fill-color="#bbe0e3" draw:textarea-horizontal-align="justify" draw:textarea-vertical-align="middle" draw:auto-grow-height="true" draw:auto-grow-width="false" fo:min-height="2.867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lyt-techpoly-outline1">
      <style:graphic-properties draw:stroke="none" draw:fill="none" draw:fill-color="#bbe0e3" draw:textarea-horizontal-align="justify" draw:textarea-vertical-align="top" draw:auto-grow-height="true" draw:auto-grow-width="false" fo:min-height="13.54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T1" style:family="text">
      <style:text-properties fo:color="#000000" fo:language="es" fo:country="UY"/>
    </style:style>
    <style:style style:name="T2" style:family="text">
      <style:text-properties fo:color="#ffffff" fo:font-family="'OCR A Extended'" style:font-family-generic="modern" style:font-pitch="variable" fo:font-size="32pt" fo:language="en" fo:country="US" fo:text-shadow="1pt 1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draw:frame draw:style-name="gr1" draw:text-style-name="P1" draw:layer="layout" svg:width="25.399cm" svg:height="19.049cm" svg:x="0.001cm" svg:y="0.001cm">
          <draw:image xlink:href="Pictures/10000000000004D8000003A2C2D18313.png" xlink:type="simple" xlink:show="embed" xlink:actuate="onLoad">
            <text:p/>
          </draw:image>
        </draw:frame>
        <draw:frame presentation:style-name="pr1" draw:text-style-name="P3" draw:layer="layout" svg:width="13.789cm" svg:height="4.863cm" svg:x="5.899cm" svg:y="2.735cm" presentation:class="title" presentation:user-transformed="true">
          <draw:text-box>
            <text:list text:style-name="L1">
              <text:list-header>
                <text:p text:style-name="P2"><text:span text:style-name="T1">Chuch</text:span><text:span text:style-name="T1"><text:line-break/></text:span><text:span text:style-name="T1">of</text:span><text:span text:style-name="T1"><text:line-break/></text:span><text:span text:style-name="T1">St. Agile</text:span></text:p>
              </text:list-header>
            </text:list>
          </draw:text-box>
        </draw:frame>
        <draw:custom-shape draw:style-name="gr2" draw:text-style-name="P5" draw:layer="layout" svg:width="16.722cm" svg:height="3.175cm" svg:x="-1.89cm" svg:y="15.848cm">
          <text:list text:style-name="L2">
            <text:list-header>
              <text:p text:style-name="P4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292cm" svg:height="0.596cm" svg:x="2.032cm" svg:y="18.2cm">
          <draw:image xlink:href="Pictures/10000201000001FD00000039954130D7.png" xlink:type="simple" xlink:show="embed" xlink:actuate="onLoad">
            <text:p/>
          </draw:image>
        </draw:frame>
        <draw:frame draw:style-name="gr4" draw:text-style-name="P6" draw:layer="layout" svg:width="5.609cm" svg:height="3.748cm" svg:x="2.032cm" svg:y="12.7cm">
          <draw:image xlink:href="Pictures/10000000000000DC00000093992C7F82.png" xlink:type="simple" xlink:show="embed" xlink:actuate="onLoad">
            <text:p/>
          </draw:image>
        </draw:frame>
        <presentation:notes draw:style-name="dp2">
          <draw:page-thumbnail draw:style-name="gr5" draw:layer="layout" svg:width="12.325cm" svg:height="9.524cm" svg:x="3.361cm" svg:y="1.93cm" draw:page-number="1" presentation:class="page"/>
          <draw:frame presentation:style-name="pr2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lyt-techpoly" presentation:presentation-page-layout-name="AL2T1">
        <draw:frame presentation:style-name="pr3" draw:text-style-name="P3" draw:layer="layout" svg:width="22.86cm" svg:height="3.127cm" svg:x="1.499cm" svg:y="0cm" presentation:class="title" presentation:user-transformed="true">
          <draw:text-box>
            <text:p/>
          </draw:text-box>
        </draw:frame>
        <draw:frame presentation:style-name="pr4" draw:text-style-name="P3" draw:layer="layout" svg:width="22.86cm" svg:height="13.804cm" svg:x="1.27cm" svg:y="3.522cm" presentation:class="outline" presentation:user-transformed="true">
          <draw:text-box>
            <text:p/>
          </draw:text-box>
        </draw:frame>
        <presentation:notes draw:style-name="dp2">
          <draw:page-thumbnail draw:style-name="gr5" draw:layer="layout" svg:width="12.325cm" svg:height="9.524cm" svg:x="3.361cm" svg:y="1.93cm" draw:page-number="2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D8000003A2C2D18313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techpoly-outline3" style:family="presentation" style:parent-style-name="lyt-techpoly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techpoly-outline4" style:family="presentation" style:parent-style-name="lyt-techpoly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techpoly-outline5" style:family="presentation" style:parent-style-name="lyt-techpoly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techpoly-outline6" style:family="presentation" style:parent-style-name="lyt-techpoly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techpoly-outline7" style:family="presentation" style:parent-style-name="lyt-techpoly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techpoly-outline8" style:family="presentation" style:parent-style-name="lyt-techpoly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techpoly-outline9" style:family="presentation" style:parent-style-name="lyt-techpoly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36.2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2.859cm" svg:height="3.18cm" svg:x="1.27cm" svg:y="0.759cm" presentation:class="title" presentation:placeholder="true">
        <draw:text-box/>
      </draw:frame>
      <draw:frame presentation:style-name="lyt-techpoly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3" draw:layer="backgroundobjects" svg:width="5.917cm" svg:height="1.314cm" svg:x="1.27cm" svg:y="17.354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051cm" svg:height="1.314cm" svg:x="8.686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5.917cm" svg:height="1.314cm" svg:x="18.211cm" svg:y="17.354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2.325cm" svg:height="9.524cm" svg:x="3.361cm" svg:y="1.93cm" presentation:class="page"/>
        <draw:frame presentation:style-name="lyt-techpoly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3" draw:layer="backgroundobjects" svg:width="8.267cm" svg:height="1.269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8.267cm" svg:height="1.269cm" svg:x="10.78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8.267cm" svg:height="1.269cm" svg:x="0cm" svg:y="24.13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8.267cm" svg:height="1.269cm" svg:x="10.782cm" svg:y="24.1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7:28:12</meta:creation-date>
    <dc:creator>Andrei </dc:creator>
    <dc:date>2012-07-17T22:25:22</dc:date>
    <meta:editing-cycles>791</meta:editing-cycles>
    <meta:editing-duration>P3DT20H15M34S</meta:editing-duration>
    <meta:generator>LibreOffice/3.5$Linux_X86_64 LibreOffice_project/350m1$Build-2</meta:generator>
    <meta:document-statistic meta:object-count="39"/>
  </office:meta>
</office:document-meta>
</file>